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6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 of materials for SimplePn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bridge-carriagepl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t2-idlerbra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ema17-bra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acuum-he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0mm 2020 extrus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5x8 bol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3x6 bolt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M3x6 flat head bol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3x12 bol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3 T-slot nu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3 10mm brass standoff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xisbelt-clam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adbelt-clamp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dcamera-bra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ma8-bracke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8 motor 8HY0001-7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17 motor 17HS40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 chain 10x10 or 10x1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15:07.658000000</meta:creation-date>
    <dc:date>2019-12-17T14:33:21.572000000</dc:date>
    <meta:editing-duration>PT7M32S</meta:editing-duration>
    <meta:editing-cycles>3</meta:editing-cycles>
    <meta:generator>LibreOffice/6.0.2.1$Windows_X86_64 LibreOffice_project/f7f06a8f319e4b62f9bc5095aa112a65d2f3ac89</meta:generator>
    <meta:document-statistic meta:table-count="1" meta:cell-count="41" meta:object-count="0"/>
  </office:meta>
</office:document-meta>
</file>